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2D8EC357EF8CEC9E982.png" manifest:media-type="image/png"/>
  <manifest:file-entry manifest:full-path="Pictures/10000001000001EF000002D43000AE817207407C.png" manifest:media-type="image/png"/>
  <manifest:file-entry manifest:full-path="Pictures/10000001000001F0000002CCEB972BAD2144DDCB.png" manifest:media-type="image/png"/>
  <manifest:file-entry manifest:full-path="Pictures/10000001000001F7000002DA80E25FC927D818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247cm" svg:y="-1.041cm" svg:width="18.554cm" svg:height="27.014cm" draw:z-index="0"><draw:image xlink:href="Pictures/10000001000001F4000002D8EC357EF8CEC9E982.png" xlink:type="simple" xlink:show="embed" xlink:actuate="onLoad" draw:mime-type="image/png"/></draw:frame></text:p>
      <text:p text:style-name="P1"><draw:frame draw:style-name="fr1" draw:name="Image2" text:anchor-type="char" svg:x="-1.238cm" svg:y="-1.609cm" svg:width="19.533cm" svg:height="28.57cm" draw:z-index="1"><draw:image xlink:href="Pictures/10000001000001EF000002D43000AE817207407C.png" xlink:type="simple" xlink:show="embed" xlink:actuate="onLoad" draw:mime-type="image/png"/></draw:frame></text:p>
      <text:p text:style-name="P1"><draw:frame draw:style-name="fr1" draw:name="Image3" text:anchor-type="char" svg:x="-0.997cm" svg:y="-1.214cm" svg:width="18.694cm" svg:height="26.986cm" draw:z-index="2"><draw:image xlink:href="Pictures/10000001000001F0000002CCEB972BAD2144DDCB.png" xlink:type="simple" xlink:show="embed" xlink:actuate="onLoad" draw:mime-type="image/png"/></draw:frame></text:p>
      <text:p text:style-name="P1"><draw:frame draw:style-name="fr1" draw:name="Image4" text:anchor-type="char" svg:x="-1.626cm" svg:y="-1.496cm" svg:width="19.413cm" svg:height="28.173cm" draw:z-index="3"><draw:image xlink:href="Pictures/10000001000001F7000002DA80E25FC927D818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4:29:40.943000000</meta:creation-date>
    <dc:date>2025-04-11T14:32:13.362000000</dc:date>
    <meta:editing-duration>PT2M33S</meta:editing-duration>
    <meta:editing-cycles>2</meta:editing-cycles>
    <meta:generator>LibreOffice/7.4.3.2$Windows_X86_64 LibreOffice_project/1048a8393ae2eeec98dff31b5c133c5f1d08b890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